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28.702cm" table:align="margins"/>
    </style:style>
    <style:style style:name="Таблица1.A" style:family="table-column">
      <style:table-column-properties style:column-width="1.191cm" style:rel-column-width="675*"/>
    </style:style>
    <style:style style:name="Таблица1.B" style:family="table-column">
      <style:table-column-properties style:column-width="5.98cm" style:rel-column-width="3390*"/>
    </style:style>
    <style:style style:name="Таблица1.C" style:family="table-column">
      <style:table-column-properties style:column-width="10.051cm" style:rel-column-width="5698*"/>
    </style:style>
    <style:style style:name="Таблица1.D" style:family="table-column">
      <style:table-column-properties style:column-width="5.74cm" style:rel-column-width="3254*"/>
    </style:style>
    <style:style style:name="Таблица1.E" style:family="table-column">
      <style:table-column-properties style:column-width="5.741cm" style:rel-column-width="3255*"/>
    </style:style>
    <style:style style:name="Таблица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1.C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Таблица1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1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1.D3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1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1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1.B5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1.C5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1.A1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Таблица1.B13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Таблица2" style:family="table">
      <style:table-properties style:width="28.702cm" table:align="margins"/>
    </style:style>
    <style:style style:name="Таблица2.A" style:family="table-column">
      <style:table-column-properties style:column-width="1.588cm" style:rel-column-width="900*"/>
    </style:style>
    <style:style style:name="Таблица2.B" style:family="table-column">
      <style:table-column-properties style:column-width="10.821cm" style:rel-column-width="6135*"/>
    </style:style>
    <style:style style:name="Таблица2.C" style:family="table-column">
      <style:table-column-properties style:column-width="16.293cm" style:rel-column-width="9237*"/>
    </style:style>
    <style:style style:name="Таблица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2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2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2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2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2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2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2.B5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2.C5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2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2.C6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2.A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Таблица2.B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Таблица2.C7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45636" officeooo:paragraph-rsid="00045636"/>
    </style:style>
    <style:style style:name="P2" style:family="paragraph" style:parent-style-name="Standard">
      <style:text-properties officeooo:rsid="00064082" officeooo:paragraph-rsid="00064082"/>
    </style:style>
    <style:style style:name="P3" style:family="paragraph" style:parent-style-name="Standard">
      <style:text-properties officeooo:rsid="00067e04" officeooo:paragraph-rsid="00067e04"/>
    </style:style>
    <style:style style:name="P4" style:family="paragraph" style:parent-style-name="Standard">
      <style:text-properties officeooo:rsid="00083c8a" officeooo:paragraph-rsid="00083c8a"/>
    </style:style>
    <style:style style:name="P5" style:family="paragraph" style:parent-style-name="Standard">
      <style:text-properties officeooo:rsid="00067e04" officeooo:paragraph-rsid="00067e04"/>
    </style:style>
    <style:style style:name="P6" style:family="paragraph" style:parent-style-name="Standard">
      <style:text-properties officeooo:rsid="000c19d4" officeooo:paragraph-rsid="000c19d4"/>
    </style:style>
    <style:style style:name="P7" style:family="paragraph" style:parent-style-name="Standard">
      <style:text-properties officeooo:paragraph-rsid="000dbd0b"/>
    </style:style>
    <style:style style:name="P8" style:family="paragraph" style:parent-style-name="Standard">
      <style:text-properties officeooo:rsid="000e211f" officeooo:paragraph-rsid="000e211f"/>
    </style:style>
    <style:style style:name="P9" style:family="paragraph" style:parent-style-name="Standard">
      <style:text-properties officeooo:rsid="00115bc0" officeooo:paragraph-rsid="00115bc0"/>
    </style:style>
    <style:style style:name="P10" style:family="paragraph" style:parent-style-name="Standard">
      <style:text-properties officeooo:paragraph-rsid="00115bc0"/>
    </style:style>
    <style:style style:name="P11" style:family="paragraph" style:parent-style-name="Standard">
      <style:text-properties officeooo:rsid="00134dda" officeooo:paragraph-rsid="00134dda"/>
    </style:style>
    <style:style style:name="P12" style:family="paragraph" style:parent-style-name="Standard">
      <style:text-properties fo:color="#000000" officeooo:rsid="00115bc0" officeooo:paragraph-rsid="00115bc0"/>
    </style:style>
    <style:style style:name="P13" style:family="paragraph" style:parent-style-name="Standard">
      <style:text-properties officeooo:rsid="00177cb1" officeooo:paragraph-rsid="00177cb1"/>
    </style:style>
    <style:style style:name="P14" style:family="paragraph" style:parent-style-name="Standard">
      <style:text-properties officeooo:rsid="0017b795" officeooo:paragraph-rsid="0017b795"/>
    </style:style>
    <style:style style:name="P15" style:family="paragraph" style:parent-style-name="Standard">
      <style:paragraph-properties fo:break-before="page"/>
      <style:text-properties officeooo:rsid="000c19d4" officeooo:paragraph-rsid="000c19d4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afeb" officeooo:paragraph-rsid="0019af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53f4" officeooo:paragraph-rsid="001b53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d4e5" officeooo:paragraph-rsid="001bd4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d4e5" officeooo:paragraph-rsid="001d8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250" officeooo:paragraph-rsid="001d8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8f50" officeooo:paragraph-rsid="001a39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8f50" officeooo:paragraph-rsid="000d8f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b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b5c" officeooo:paragraph-rsid="001e2b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b5c" officeooo:paragraph-rsid="001e2b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274" officeooo:paragraph-rsid="001e42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d932" officeooo:paragraph-rsid="001fd9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d932" officeooo:paragraph-rsid="001fd9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officeooo:paragraph-rsid="001bd4e5"/>
    </style:style>
    <style:style style:name="P31" style:family="paragraph" style:parent-style-name="Table_20_Contents">
      <style:paragraph-properties fo:text-align="start" style:justify-single-word="false"/>
      <style:text-properties officeooo:paragraph-rsid="000d8f50"/>
    </style:style>
    <style:style style:name="P32" style:family="paragraph" style:parent-style-name="Table_20_Contents" style:list-style-name="L2">
      <style:paragraph-properties fo:text-align="start" style:justify-single-word="false"/>
      <style:text-properties officeooo:paragraph-rsid="001e4274"/>
    </style:style>
    <style:style style:name="P33" style:family="paragraph" style:parent-style-name="Table_20_Contents">
      <style:paragraph-properties fo:text-align="start" style:justify-single-word="false"/>
      <style:text-properties officeooo:rsid="001bd4e5" officeooo:paragraph-rsid="001bd4e5"/>
    </style:style>
    <style:style style:name="T1" style:family="text">
      <style:text-properties officeooo:rsid="000cf776"/>
    </style:style>
    <style:style style:name="T2" style:family="text">
      <style:text-properties officeooo:rsid="000dbd0b"/>
    </style:style>
    <style:style style:name="T3" style:family="text">
      <style:text-properties officeooo:rsid="000e211f"/>
    </style:style>
    <style:style style:name="T4" style:family="text">
      <style:text-properties officeooo:rsid="000fb223"/>
    </style:style>
    <style:style style:name="T5" style:family="text">
      <style:text-properties officeooo:rsid="00115151"/>
    </style:style>
    <style:style style:name="T6" style:family="text">
      <style:text-properties officeooo:rsid="00115bc0"/>
    </style:style>
    <style:style style:name="T7" style:family="text">
      <style:text-properties officeooo:rsid="00134dda"/>
    </style:style>
    <style:style style:name="T8" style:family="text">
      <style:text-properties fo:color="#000080" fo:language="zxx" fo:country="none" style:text-underline-style="solid" style:text-underline-width="auto" style:text-underline-color="font-color" officeooo:rsid="00134dda" style:language-asian="zxx" style:country-asian="none" style:language-complex="zxx" style:country-complex="none"/>
    </style:style>
    <style:style style:name="T9" style:family="text">
      <style:text-properties fo:color="#000000" fo:language="zxx" fo:country="none" style:text-underline-style="none" officeooo:rsid="00134dda" style:language-asian="zxx" style:country-asian="none" style:language-complex="zxx" style:country-complex="none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d4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53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8f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2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2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officeooo:rsid="0013dbc6"/>
    </style:style>
    <style:style style:name="T18" style:family="text">
      <style:text-properties officeooo:rsid="0017b795"/>
    </style:style>
    <style:style style:name="T19" style:family="text">
      <style:text-properties officeooo:rsid="001b53f4"/>
    </style:style>
    <style:style style:name="T20" style:family="text">
      <style:text-properties officeooo:rsid="001d8250"/>
    </style:style>
    <style:style style:name="T21" style:family="text">
      <style:text-properties officeooo:rsid="0011778c"/>
    </style:style>
    <style:style style:name="T22" style:family="text">
      <style:text-properties officeooo:rsid="001e2270"/>
    </style:style>
    <style:style style:name="T23" style:family="text">
      <style:text-properties officeooo:rsid="000e0348"/>
    </style:style>
    <style:style style:name="T24" style:family="text">
      <style:text-properties officeooo:rsid="001e4274"/>
    </style:style>
    <style:style style:name="T25" style:family="text">
      <style:text-properties officeooo:rsid="001fd93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сты</text:p>
      <text:p text:style-name="P1">1. Установить приложение <text:span text:style-name="T3">+</text:span><text:span text:style-name="T24">+</text:span></text:p>
      <text:p text:style-name="P1">2. Зарегистрироваться в личном кабинете ( с компа и с телефона отдельно) <text:span text:style-name="T25">+</text:span></text:p>
      <text:p text:style-name="P3">3. Видимость/невидимость пароля; <text:span text:style-name="T3">+</text:span></text:p>
      <text:p text:style-name="P3">4. Знак вопроса; <text:span text:style-name="T3">+</text:span></text:p>
      <text:p text:style-name="P1">3. Проверка восстановления пароля;</text:p>
      <text:p text:style-name="P1">4. Создание шкафчика; <text:span text:style-name="T3">+</text:span></text:p>
      <text:p text:style-name="P2">5. Проверка функционала, если не подключен доп. Модуль, но при этом его пытаются добавить и использовать <text:span text:style-name="T3">+</text:span></text:p>
      <text:p text:style-name="P2">6. Проверка расписания <text:span text:style-name="T3">+</text:span></text:p>
      <text:p text:style-name="P2">7. перетаскивание элементов <text:span text:style-name="T4">+</text:span></text:p>
      <text:p text:style-name="P3">8. добавление/удаление/редактировать топиков <text:span text:style-name="T5">+ </text:span></text:p>
      <text:p text:style-name="P3">9. проверка инвертирования уведомления; <text:span text:style-name="T7">+</text:span></text:p>
      <text:p text:style-name="P3">10. проверка пушей; <text:span text:style-name="T7">+</text:span></text:p>
      <text:p text:style-name="P3">11. выход из аккуанта <text:span text:style-name="T7">+</text:span></text:p>
      <text:p text:style-name="P4">12. проверка несуществующим/уже использованным серийником <text:span text:style-name="T17">+</text:span></text:p>
      <text:p text:style-name="P4">13. проверка сценариев работы на виртуальном епро24; </text:p>
      <text:p text:style-name="P4">14. проверка <text:s/>величин на виртуальном епро;</text:p>
      <table:table table:name="Таблица1" table:style-name="Таблица1" table:template-name="Академичный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TableLine94749333363648">
          <table:table-cell table:style-name="Таблица1.A1" office:value-type="string">
            <text:p text:style-name="P22">ID</text:p>
          </table:table-cell>
          <table:table-cell table:style-name="Таблица1.A1" office:value-type="string">
            <text:p text:style-name="P22">Scenario</text:p>
          </table:table-cell>
          <table:table-cell table:style-name="Таблица1.A1" office:value-type="string">
            <text:p text:style-name="P22">Test scen<text:span text:style-name="T21">ar</text:span>io steps</text:p>
          </table:table-cell>
          <table:table-cell table:style-name="Таблица1.A1" office:value-type="string">
            <text:p text:style-name="P22">Test data</text:p>
          </table:table-cell>
          <table:table-cell table:style-name="Таблица1.A1" office:value-type="string">
            <text:p text:style-name="P22">Expected results</text:p>
          </table:table-cell>
        </table:table-row>
        <table:table-row table:style-name="TableLine94749333363648">
          <table:table-cell table:style-name="Таблица1.A2" office:value-type="string">
            <text:p text:style-name="P25">1</text:p>
          </table:table-cell>
          <table:table-cell table:style-name="Таблица1.B2" office:value-type="string">
            <text:p text:style-name="P25">Установка приложения</text:p>
          </table:table-cell>
          <table:table-cell table:style-name="Таблица1.C2" office:value-type="float" office:value="0">
            <text:p text:style-name="P23">1) Если предыдущая версия приложения была установлена <text:span text:style-name="T23">на устройство, удалить прошлую версию приложения;</text:span><text:line-break/>2) В настройках телефона проверить, что для установки приложения <text:span text:style-name="T22">есть 100 Мб свободного места;</text:span></text:p>
            <text:p text:style-name="P23">3) <text:span text:style-name="T23">Открыть</text:span> Play Market;</text:p>
            <text:p text:style-name="P31"><text:span text:style-name="T14">4) Найти приложение EKF </text:span><text:span text:style-name="T15">ePRO24</text:span><text:span text:style-name="T14"> </text:span><text:span text:style-name="T15">через поисковую строку </text:span></text:p>
            <text:p text:style-name="P23">5) Установить приложение нажатием на клавишу «Установить»;</text:p>
            <text:p text:style-name="P23">6) Проверить, что значок приложения появился на рабочем столе телефона;</text:p>
          </table:table-cell>
          <table:table-cell table:style-name="Таблица1.C2">
            <text:p text:style-name="P16"/>
          </table:table-cell>
          <table:table-cell table:style-name="Таблица1.C2">
            <text:p text:style-name="P16"/>
          </table:table-cell>
        </table:table-row>
        <table:table-row table:style-name="TableLine94749333363648">
          <table:table-cell table:style-name="Таблица1.A2" office:value-type="string">
            <text:p text:style-name="P16"/>
          </table:table-cell>
          <table:table-cell table:style-name="Таблица1.B3" office:value-type="string">
            <text:p text:style-name="P25">Вход в личный кабинет под своими данными</text:p>
          </table:table-cell>
          <table:table-cell table:style-name="Таблица1.C3" office:value-type="string">
            <text:list xml:id="list1916698476" text:style-name="L1">
              <text:list-item>
                <text:p text:style-name="P26">Открыть приложение;</text:p>
              </text:list-item>
              <text:list-item>
                <text:p text:style-name="P26">В текстовые поля ввести электронную почту и пароль из текстовых данных;</text:p>
              </text:list-item>
              <text:list-item>
                <text:p text:style-name="P26">Нажать на кнопку «войти»;</text:p>
              </text:list-item>
            </text:list>
          </table:table-cell>
          <table:table-cell table:style-name="Таблица1.D3" office:value-type="string">
            <text:p text:style-name="P24">Email — <text:a xlink:type="simple" xlink:href="mailto:test@ekf.su" text:style-name="Internet_20_link" text:visited-style-name="Visited_20_Internet_20_Link">test@ekf.su</text:a></text:p>
            <text:p text:style-name="P25">Password - 123456</text:p>
          </table:table-cell>
          <table:table-cell table:style-name="Таблица1.C2">
            <text:p text:style-name="P16"/>
          </table:table-cell>
        </table:table-row>
        <table:table-row table:style-name="TableLine94749333363648">
          <table:table-cell table:style-name="Таблица1.A2" office:value-type="string">
            <text:p text:style-name="P16"/>
          </table:table-cell>
          <table:table-cell table:style-name="Таблица1.B4" office:value-type="string">
            <text:p text:style-name="P25">Регистрация нового пользователя <text:span text:style-name="T24">(мобильное приложение)</text:span></text:p>
          </table:table-cell>
          <table:table-cell table:style-name="Таблица1.C4" office:value-type="string">
            <text:list xml:id="list3389859726" text:style-name="L2">
              <text:list-item>
                <text:p text:style-name="P27">Открыть приложение;</text:p>
              </text:list-item>
              <text:list-item>
                <text:p text:style-name="P27">Если вход в личный кабинет произведен, выйти из него, нажав на кнопку в правом верхнем углу окна;</text:p>
              </text:list-item>
              <text:list-item>
                <text:p text:style-name="P27">На странице входа, под вторым текстовым полем, справа, нажать на кнопку <text:s/><text:soft-page-break/>«Регистрация»;</text:p>
              </text:list-item>
              <text:list-item>
                <text:p text:style-name="P27">Ввести данные, согласно информации в текстовых полях;</text:p>
              </text:list-item>
              <text:list-item>
                <text:p text:style-name="P27">Нажать на кнопку «показать пароль» (стилизованный глаз);</text:p>
              </text:list-item>
              <text:list-item>
                <text:p text:style-name="P27">Нажать на кнопку «Регистрация»</text:p>
              </text:list-item>
              <text:list-item>
                <text:p text:style-name="P32"><text:span text:style-name="T16">В открывшемся окне «Выберите способ подтверждения» нажать кнопку «e-mail»;</text:span></text:p>
              </text:list-item>
              <text:list-item>
                <text:p text:style-name="P27">Ввести четырехзначный код, который пришел на указанную почту;</text:p>
              </text:list-item>
              <text:list-item>
                <text:p text:style-name="P27">Нажать на кнопку «подтвердить»;</text:p>
              </text:list-item>
              <text:list-item>
                <text:p text:style-name="P27">Повторить п. 1-8, но для подтверждения данных использовать телефон;</text:p>
              </text:list-item>
            </text:list>
          </table:table-cell>
          <table:table-cell table:style-name="Таблица1.C2">
            <text:p text:style-name="P16"/>
          </table:table-cell>
          <table:table-cell table:style-name="Таблица1.C2">
            <text:p text:style-name="P16"/>
          </table:table-cell>
        </table:table-row>
        <table:table-row table:style-name="TableLine94749333363648">
          <table:table-cell table:style-name="Таблица1.A2" office:value-type="string">
            <text:p text:style-name="P16"/>
          </table:table-cell>
          <table:table-cell table:style-name="Таблица1.B5" office:value-type="string">
            <text:p text:style-name="P28">Скачивание инструкции</text:p>
          </table:table-cell>
          <table:table-cell table:style-name="Таблица1.C5" office:value-type="string">
            <text:list xml:id="list1151592209" text:style-name="L5">
              <text:list-item>
                <text:p text:style-name="P29">Открыть приложение</text:p>
              </text:list-item>
              <text:list-item>
                <text:p text:style-name="P29"/>
              </text:list-item>
            </text:list>
          </table:table-cell>
          <table:table-cell table:style-name="Таблица1.C2">
            <text:p text:style-name="P16"/>
          </table:table-cell>
          <table:table-cell table:style-name="Таблица1.C2">
            <text:p text:style-name="P16"/>
          </table:table-cell>
        </table:table-row>
        <table:table-row table:style-name="TableLine94749333363648">
          <table:table-cell table:style-name="Таблица1.A2" office:value-type="string">
            <text:p text:style-name="P16"/>
          </table:table-cell>
          <table:table-cell table:style-name="Таблица1.C2">
            <text:p text:style-name="P16"/>
          </table:table-cell>
          <table:table-cell table:style-name="Таблица1.C2">
            <text:p text:style-name="P16"/>
          </table:table-cell>
          <table:table-cell table:style-name="Таблица1.C2">
            <text:p text:style-name="P16"/>
          </table:table-cell>
          <table:table-cell table:style-name="Таблица1.C2">
            <text:p text:style-name="P16"/>
          </table:table-cell>
        </table:table-row>
        <table:table-row table:style-name="TableLine94749333363648">
          <table:table-cell table:style-name="Таблица1.A2" office:value-type="string">
            <text:p text:style-name="P16"/>
          </table:table-cell>
          <table:table-cell table:style-name="Таблица1.C2">
            <text:p text:style-name="P16"/>
          </table:table-cell>
          <table:table-cell table:style-name="Таблица1.C2">
            <text:p text:style-name="P16"/>
          </table:table-cell>
          <table:table-cell table:style-name="Таблица1.C2">
            <text:p text:style-name="P16"/>
          </table:table-cell>
          <table:table-cell table:style-name="Таблица1.C2">
            <text:p text:style-name="P16"/>
          </table:table-cell>
        </table:table-row>
        <table:table-row table:style-name="TableLine94749333363648">
          <table:table-cell table:style-name="Таблица1.A2" office:value-type="string">
            <text:p text:style-name="P16"/>
          </table:table-cell>
          <table:table-cell table:style-name="Таблица1.C2">
            <text:p text:style-name="P16"/>
          </table:table-cell>
          <table:table-cell table:style-name="Таблица1.C2">
            <text:p text:style-name="P16"/>
          </table:table-cell>
          <table:table-cell table:style-name="Таблица1.C2">
            <text:p text:style-name="P16"/>
          </table:table-cell>
          <table:table-cell table:style-name="Таблица1.C2">
            <text:p text:style-name="P16"/>
          </table:table-cell>
        </table:table-row>
        <table:table-row table:style-name="TableLine94749333363648">
          <table:table-cell table:style-name="Таблица1.A2" office:value-type="string">
            <text:p text:style-name="P16"/>
          </table:table-cell>
          <table:table-cell table:style-name="Таблица1.C2">
            <text:p text:style-name="P16"/>
          </table:table-cell>
          <table:table-cell table:style-name="Таблица1.C2">
            <text:p text:style-name="P16"/>
          </table:table-cell>
          <table:table-cell table:style-name="Таблица1.C2">
            <text:p text:style-name="P16"/>
          </table:table-cell>
          <table:table-cell table:style-name="Таблица1.C2">
            <text:p text:style-name="P16"/>
          </table:table-cell>
        </table:table-row>
        <table:table-row table:style-name="TableLine94749333363648">
          <table:table-cell table:style-name="Таблица1.A2" office:value-type="string">
            <text:p text:style-name="P16"/>
          </table:table-cell>
          <table:table-cell table:style-name="Таблица1.C2">
            <text:p text:style-name="P16"/>
          </table:table-cell>
          <table:table-cell table:style-name="Таблица1.C2">
            <text:p text:style-name="P16"/>
          </table:table-cell>
          <table:table-cell table:style-name="Таблица1.C2">
            <text:p text:style-name="P16"/>
          </table:table-cell>
          <table:table-cell table:style-name="Таблица1.C2">
            <text:p text:style-name="P16"/>
          </table:table-cell>
        </table:table-row>
        <table:table-row table:style-name="TableLine94749333363648">
          <table:table-cell table:style-name="Таблица1.A2" office:value-type="string">
            <text:p text:style-name="P16"/>
          </table:table-cell>
          <table:table-cell table:style-name="Таблица1.C2">
            <text:p text:style-name="P16"/>
          </table:table-cell>
          <table:table-cell table:style-name="Таблица1.C2">
            <text:p text:style-name="P16"/>
          </table:table-cell>
          <table:table-cell table:style-name="Таблица1.C2">
            <text:p text:style-name="P16"/>
          </table:table-cell>
          <table:table-cell table:style-name="Таблица1.C2">
            <text:p text:style-name="P16"/>
          </table:table-cell>
        </table:table-row>
        <table:table-row table:style-name="TableLine94749333363648">
          <table:table-cell table:style-name="Таблица1.A2" office:value-type="string">
            <text:p text:style-name="P16"/>
          </table:table-cell>
          <table:table-cell table:style-name="Таблица1.C2">
            <text:p text:style-name="P16"/>
          </table:table-cell>
          <table:table-cell table:style-name="Таблица1.C2">
            <text:p text:style-name="P16"/>
          </table:table-cell>
          <table:table-cell table:style-name="Таблица1.C2">
            <text:p text:style-name="P16"/>
          </table:table-cell>
          <table:table-cell table:style-name="Таблица1.C2">
            <text:p text:style-name="P16"/>
          </table:table-cell>
        </table:table-row>
        <table:table-row table:style-name="TableLine94749333363648">
          <table:table-cell table:style-name="Таблица1.A13" office:value-type="string">
            <text:p text:style-name="P16"/>
          </table:table-cell>
          <table:table-cell table:style-name="Таблица1.B13">
            <text:p text:style-name="P16"/>
          </table:table-cell>
          <table:table-cell table:style-name="Таблица1.B13">
            <text:p text:style-name="P16"/>
          </table:table-cell>
          <table:table-cell table:style-name="Таблица1.B13">
            <text:p text:style-name="P16"/>
          </table:table-cell>
          <table:table-cell table:style-name="Таблица1.B13">
            <text:p text:style-name="P16"/>
          </table:table-cell>
        </table:table-row>
      </table:table>
      <text:p text:style-name="P6"/>
      <text:p text:style-name="P15">Баги (проверка на тестовом приложении, dev-сервер, <text:span text:style-name="T7">исползовался телефон Xiaomi Mi9 Lite, Android 10, </text:span><text:span text:style-name="T18">английский язык интерфейса</text:span>):</text:p>
      <text:p text:style-name="P6"/>
      <text:p text:style-name="P6">1. Ссылка на инструкцию на странице логина не работает (ошибка 404);</text:p>
      <text:p text:style-name="P6">2. <text:span text:style-name="T1">Создаются мониторинги/</text:span><text:span text:style-name="T2">управления для </text:span><text:span text:style-name="T1">неподключ</text:span><text:span text:style-name="T2">ё</text:span><text:span text:style-name="T1">нных доп. </text:span><text:span text:style-name="T2">Б</text:span><text:span text:style-name="T1">локов; </text:span><text:span text:style-name="T2">(сценарий бага — изменить значение подключенных блоков с 0 на 1, затем создать мониторинг/подключение устройства). При этом в режиме кнопка управления нагрузкой показывает включение/отключение нагрузки, но с бесконечным знаком ожидания; </text:span></text:p>
      <text:p text:style-name="P7"><text:span text:style-name="T2">3. </text:span><text:span text:style-name="T3">При количестве созданных мониторингов более 4, плитки в разделе мониторинг не передвигаются на место далее четвертого;</text:span></text:p>
      <text:p text:style-name="P8">4. Плитки в разделе управление не передвигаются на новое место;</text:p>
      <text:p text:style-name="P9">5. При включении/отключении нагрузки иногда отправляется более одного уведомления одновременно;</text:p>
      <text:p text:style-name="P10"><text:span text:style-name="T6">(</text:span><text:span text:style-name="T7">Как воспроизвести </text:span><text:span text:style-name="T6">баг:</text:span></text:p>
      <text:p text:style-name="P10"><text:span text:style-name="T6">1. Зайти на epro-dev.ekf.group.com под логином </text:span><text:a xlink:type="simple" xlink:href="mailto:test@mail.ru" text:style-name="Internet_20_link" text:visited-style-name="Visited_20_Internet_20_Link"><text:span text:style-name="T8">test@mail.ru</text:span></text:a><text:span text:style-name="T8"> </text:span><text:span text:style-name="T9"><text:s/>(приложение на телефоне должно быть также залогинено под этими данными)</text:span></text:p>
      <text:p text:style-name="P12">2. <text:span text:style-name="T7">Выбрать «шкаф добра»</text:span></text:p>
      <text:p text:style-name="P11">3. Последовательно нажать на кнопки управление нагрузкой 2, 4, 5 с периодом 0,3-0,5 секунды</text:p>
      <text:p text:style-name="P11">4. Отключить нагрузки в обратном порядке)</text:p>
      <text:p text:style-name="P13">6. Кнопки включения/отключения push-уведомлений не влияют на собственно включение/отключение уведомлений (уведомления на телефон приходят, даже если все ползунки push-уведомлении всех нагрузок и всех мониторингов находятся в положении выключено);</text:p>
      <text:p text:style-name="P14">7. Неправильные склонения</text:p>
      <table:table table:name="Таблица2" table:style-name="Таблица2" table:template-name="Академичный">
        <table:table-column table:style-name="Таблица2.A"/>
        <table:table-column table:style-name="Таблица2.B"/>
        <table:table-column table:style-name="Таблица2.C"/>
        <table:table-row table:style-name="TableLine94749338967216">
          <table:table-cell table:style-name="Таблица2.A1" office:value-type="string">
            <text:p text:style-name="P17">№</text:p>
          </table:table-cell>
          <table:table-cell table:style-name="Таблица2.A1" office:value-type="string">
            <text:p text:style-name="P17">Краткое описание бага</text:p>
          </table:table-cell>
          <table:table-cell table:style-name="Таблица2.A1" office:value-type="string">
            <text:p text:style-name="P17">Как воспроизвести</text:p>
          </table:table-cell>
        </table:table-row>
        <table:table-row table:style-name="TableLine94749338967216">
          <table:table-cell table:style-name="Таблица2.A2" office:value-type="string">
            <text:p text:style-name="P17">1</text:p>
          </table:table-cell>
          <table:table-cell table:style-name="Таблица2.B2" office:value-type="string">
            <text:p text:style-name="P17">«Битая» ссылка на инструкцию на странице входа в аккаунт приложения <text:span text:style-name="T19">(ошибка 404)</text:span></text:p>
          </table:table-cell>
          <table:table-cell table:style-name="Таблица2.C2" office:value-type="string">
            <text:p text:style-name="P17">1. Если вход в аккаунт уже произведен, выйти из него;</text:p>
            <text:p text:style-name="P17">2. На странице с логином и паролем нажать кнопку «вопрос»;</text:p>
            <text:p text:style-name="P18">3. В открытом оке нажать кнопку «Инструкция»;</text:p>
            <text:p text:style-name="P18">4. Выбрать открытие ссылки с помощью установленного браузера;</text:p>
          </table:table-cell>
        </table:table-row>
        <table:table-row table:style-name="TableLine94749338967216">
          <table:table-cell table:style-name="Таблица2.A2" office:value-type="string">
            <text:p text:style-name="P18">2</text:p>
          </table:table-cell>
          <table:table-cell table:style-name="Таблица2.B3" office:value-type="string">
            <text:p text:style-name="P18">Возможно создание топиков мониторинга и управления без фактического подключения доп. устройства</text:p>
          </table:table-cell>
          <table:table-cell table:style-name="Таблица2.C3" office:value-type="string">
            <text:p text:style-name="P18">1. Войти в приложение с телефона под аккаунтом <text:a xlink:type="simple" xlink:href="mailto:test@mail.ru" text:style-name="Internet_20_link" text:visited-style-name="Visited_20_Internet_20_Link">test@mail.ru</text:a>;</text:p>
            <text:p text:style-name="P18">2. Войти в настройки шкафа «тестовый шкаф»;</text:p>
            <text:p text:style-name="P18">3. Изменить значение подключенных модулей с 0 на 1, сохранить данное значение;</text:p>
            <text:p text:style-name="P18">4. В топиках шкафа добавить новый топик с типом соединения «Мониторинг» с любым именем, любой иконкой; номер входа выбрать из входов 1.Х, где Х — любое отображаемое число;</text:p>
            <text:p text:style-name="P18">5. Аналогично пункту 4 создать новый топик с типом соединения «Управления», без сценария;</text:p>
          </table:table-cell>
        </table:table-row>
        <table:table-row table:style-name="TableLine94749338967216">
          <table:table-cell table:style-name="Таблица2.A2" office:value-type="string">
            <text:p text:style-name="P19">3</text:p>
          </table:table-cell>
          <table:table-cell table:style-name="Таблица2.B4" office:value-type="string">
            <text:p text:style-name="P19">Топики в разделе Мониторинг/Управление не передвигаются; </text:p>
          </table:table-cell>
          <table:table-cell table:style-name="Таблица2.C4" office:value-type="string">
            <text:p text:style-name="P19">1. Для шкафа «тестовый шкаф» создать топики мониторинга для каждого из доступных входов;</text:p>
            <text:p text:style-name="P19">2. Перейти в раздел «Мониторинг»;</text:p>
            <text:p text:style-name="P19">3. Передвинуть первую иконку слева на другое место долгим нажатием по иконке и перемещением ее вправо;</text:p>
          </table:table-cell>
        </table:table-row>
        <table:table-row table:style-name="TableLine94749338967216">
          <table:table-cell table:style-name="Таблица2.A2" office:value-type="string">
            <text:p text:style-name="P19">4</text:p>
          </table:table-cell>
          <table:table-cell table:style-name="Таблица2.B5" office:value-type="string">
            <text:p text:style-name="P19">При включении/отключении нагрузки с помощью кнопок управления нагрузкой с ПК на телефон отправляется сразу несколько уведомлений, не взирая на количество включенных/отключенных нагрузок</text:p>
          </table:table-cell>
          <table:table-cell table:style-name="Таблица2.C5" office:value-type="string">
            <text:p text:style-name="P30"><text:span text:style-name="T11">1. Для шкафа «тестовый шкаф» создать топики управления для каждого из доступных выходов;</text:span></text:p>
            <text:p text:style-name="P33"><text:span text:style-name="T10">2. Зайти в личный кабинет под аккаунтом </text:span><text:a xlink:type="simple" xlink:href="mailto:test@mail.ru" text:style-name="Internet_20_link" text:visited-style-name="Visited_20_Internet_20_Link">test@mail.ru</text:a><text:span text:style-name="T12"> </text:span><text:span text:style-name="T10">с ПК</text:span></text:p>
            <text:p text:style-name="P33"><text:span text:style-name="T10">3. Выбрать шкаф «тестовый шкаф»;</text:span></text:p>
            <text:p text:style-name="P33"><text:span text:style-name="T10">4. Нажать на кнопку включения/отключения нагрузки (люб</text:span><text:span text:style-name="T13">ую</text:span><text:span text:style-name="T10">);</text:span></text:p>
            <text:p text:style-name="P33"><text:soft-page-break/><text:span text:style-name="T10">5. Проверить шторку уведомлений телефона;</text:span></text:p>
            <text:p text:style-name="P33"><text:span text:style-name="T10">6. Повторить пункты 4-5;</text:span></text:p>
          </table:table-cell>
        </table:table-row>
        <table:table-row table:style-name="TableLine94749338967216">
          <table:table-cell table:style-name="Таблица2.A2" office:value-type="string">
            <text:p text:style-name="P19">5.</text:p>
          </table:table-cell>
          <table:table-cell table:style-name="Таблица2.B6" office:value-type="string">
            <text:p text:style-name="P19">Кнопка активации/отключения push-уведомлений не влияет на собственно их включение/отключение;</text:p>
          </table:table-cell>
          <table:table-cell table:style-name="Таблица2.C6" office:value-type="string">
            <text:p text:style-name="P19">1. Для шкафа «тестовый шкаф» создать топики мониторинга для каждого из доступных входов;</text:p>
            <text:p text:style-name="P20"><text:span text:style-name="T20">2</text:span>. Для шкафа «тестовый шкаф» создать топики мониторинга для каждого из доступных входов;</text:p>
            <text:p text:style-name="P21">3. В каждом топике зайти в настройки и отключить push-уведомления; нажать на кнопку «сохранить»</text:p>
            <text:p text:style-name="P20">4. Нажать на кнопку включения/отключения нагрузки (люб<text:span text:style-name="T20">ую</text:span>);</text:p>
            <text:p text:style-name="P20">5. Проверить шторку уведомлений телефона;</text:p>
          </table:table-cell>
        </table:table-row>
        <table:table-row table:style-name="TableLine94749338967216">
          <table:table-cell table:style-name="Таблица2.A7" office:value-type="string">
            <text:p text:style-name="P21">6.</text:p>
          </table:table-cell>
          <table:table-cell table:style-name="Таблица2.B7" office:value-type="string">
            <text:p text:style-name="P21">Неправильные склонения слов в подписях под топиками, связанными с последним обновлением информации о состоянии нагрузок или наличия/отсутствия сигнала на входах</text:p>
          </table:table-cell>
          <table:table-cell table:style-name="Таблица2.C7">
            <text:p text:style-name="P21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ru" number:country="RU">
      <number:number number:min-integer-digits="1"/>
    </number:number-style>
    <number:text-style style:name="N20100" number:language="ru" number:country="RU">
      <number:text-content/>
    </number:text-style>
    <style:style style:name="Академичный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Академичный.2" style:family="table-cell" style:data-style-name="N20000">
      <style:table-cell-properties fo:border-bottom="0.74pt solid #000000" fo:padding="0cm" fo:padding-left="0cm" fo:padding-right="0cm" fo:padding-top="0cm" fo:padding-bottom="0cm"/>
    </style:style>
    <style:style style:name="Академичный.3" style:family="table-cell" style:data-style-name="N20100">
      <style:table-cell-properties fo:padding="0cm" fo:padding-left="0cm" fo:padding-right="0cm" fo:padding-top="0cm" fo:padding-bottom="0cm"/>
    </style:style>
    <style:style style:name="Академичный.4" style:family="table-cell" style:data-style-name="N20000">
      <style:table-cell-properties fo:padding="0cm" fo:padding-left="0cm" fo:padding-right="0cm" fo:padding-top="0cm" fo:padding-bottom="0cm"/>
    </style:style>
    <style:style style:name="Академичный.5" style:family="table-cell" style:data-style-name="N20000">
      <style:table-cell-properties fo:padding="0cm" fo:padding-left="0cm" fo:padding-right="0cm" fo:padding-top="0cm" fo:padding-bottom="0cm"/>
    </style:style>
    <style:style style:name="Академичный.6" style:family="table-cell" style:data-style-name="N20100">
      <style:table-cell-properties fo:padding="0cm" fo:padding-left="0cm" fo:padding-right="0cm" fo:padding-top="0cm" fo:padding-bottom="0cm"/>
    </style:style>
    <style:style style:name="Академичный.7" style:family="table-cell" style:data-style-name="N20000">
      <style:table-cell-properties fo:padding="0cm" fo:padding-left="0cm" fo:padding-right="0cm" fo:padding-top="0cm" fo:padding-bottom="0cm"/>
    </style:style>
    <style:style style:name="Академичный.8" style:family="table-cell" style:data-style-name="N20000">
      <style:table-cell-properties fo:padding="0cm" fo:padding-left="0cm" fo:padding-right="0cm" fo:padding-top="0cm" fo:padding-bottom="0cm"/>
    </style:style>
    <style:style style:name="Академичный.9" style:family="table-cell" style:data-style-name="N20000">
      <style:table-cell-properties fo:padding="0cm" fo:padding-left="0cm" fo:padding-right="0cm" fo:padding-top="0cm" fo:padding-bottom="0cm"/>
    </style:style>
    <style:style style:name="Академичный.10" style:family="table-cell" style:data-style-name="N20000">
      <style:table-cell-properties fo:padding="0cm" fo:padding-left="0cm" fo:padding-right="0cm" fo:padding-top="0cm" fo:padding-bottom="0cm"/>
    </style:style>
    <style:style style:name="Академичный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Академичный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Академичный.13" style:family="table-cell" style:data-style-name="N20100">
      <style:table-cell-properties fo:border-bottom="0.74pt solid #000000" fo:padding="0cm" fo:padding-left="0cm" fo:padding-right="0cm" fo:padding-top="0cm" fo:padding-bottom="0cm"/>
    </style:style>
    <style:style style:name="Академичный.14" style:family="table-cell" style:data-style-name="N20000">
      <style:table-cell-properties fo:border-bottom="0.74pt solid #000000" fo:padding="0cm" fo:padding-left="0cm" fo:padding-right="0cm" fo:padding-top="0cm" fo:padding-bottom="0cm"/>
    </style:style>
    <style:style style:name="Академичный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Академичный.16" style:family="table-cell" style:data-style-name="N2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Академичный.1"/>
      <table:last-row table:style-name="Академичный.2"/>
      <table:first-column table:style-name="Академичный.3"/>
      <table:last-column table:style-name="Академичный.4"/>
      <table:body table:style-name="Академичный.9"/>
      <table:even-rows table:style-name="Академичный.5"/>
      <table:odd-rows table:style-name="Академичный.6"/>
      <table:even-columns table:style-name="Академичный.7"/>
      <table:odd-columns table:style-name="Академичный.8"/>
      <table:background table:style-name="Академичный.10"/>
      <loext:first-row-even-column table:style-name="Академичный.15"/>
      <loext:last-row-even-column table:style-name="Академичный.16"/>
      <loext:first-row-end-column table:style-name="Академичный.12"/>
      <loext:first-row-start-column table:style-name="Академичный.11"/>
      <loext:last-row-end-column table:style-name="Академичный.14"/>
      <loext:last-row-start-column table:style-name="Академичный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2T14:16:13.387353085</meta:creation-date>
    <meta:generator>LibreOffice/6.4.7.2$Linux_X86_64 LibreOffice_project/40$Build-2</meta:generator>
    <dc:date>2021-08-05T12:27:15.435040009</dc:date>
    <meta:editing-duration>PT1H2M16S</meta:editing-duration>
    <meta:editing-cycles>4</meta:editing-cycles>
    <meta:document-statistic meta:table-count="2" meta:image-count="0" meta:object-count="0" meta:page-count="4" meta:paragraph-count="100" meta:word-count="796" meta:character-count="5659" meta:non-whitespace-character-count="4966"/>
  </office:meta>
</office:document-meta>
</file>